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3.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13.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cm" fo:min-width="13.5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7" style:family="graphic" style:parent-style-name="standard">
      <style:graphic-properties svg:stroke-color="#000000" draw:stroke-linejoin="round" svg:stroke-linecap="roun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P1" style:family="paragraph">
      <style:paragraph-properties fo:text-align="start" style:writing-mode="lr-tb"/>
      <style:text-properties fo:font-size="5pt" style:font-size-asian="5pt" style:font-size-complex="5pt"/>
    </style:style>
    <style:style style:name="P2" style:family="paragraph">
      <style:paragraph-properties fo:text-align="center" style:writing-mode="lr-tb"/>
      <style:text-properties fo:font-size="5pt" style:font-size-asian="5pt" style:font-size-complex="5pt"/>
    </style:style>
    <style:style style:name="P3" style:family="paragraph">
      <loext:graphic-properties draw:fill-color="#ffffff"/>
      <style:paragraph-properties fo:text-align="start" style:writing-mode="lr-tb"/>
      <style:text-properties fo:font-size="5pt" style:font-size-asian="5pt" style:font-size-complex="5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background-color="#77bc65" style:font-size-asian="20pt" style:font-size-complex="20pt"/>
    </style:style>
    <style:style style:name="T3" style:family="text">
      <style:text-properties fo:font-size="20pt" fo:background-color="#ff6d6d" style:font-size-asian="20pt" style:font-size-complex="20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20pt" fo:background-color="#729fcf" style:font-size-asian="20pt" style:font-size-complex="20pt"/>
    </style:style>
    <style:style style:name="T6" style:family="text">
      <style:text-properties fo:font-size="20pt" fo:background-color="#ffff38" style:font-size-asian="20pt" style:font-size-complex="20pt"/>
    </style:style>
    <style:style style:name="T7" style:family="text">
      <style:text-properties fo:font-size="20pt" fo:background-color="#ff860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14cm" svg:height="6cm" svg:x="6cm" svg:y="3cm">
          <text:p text:style-name="P1"><text:span text:style-name="T1"><text:s/>… </text:span><text:span text:style-name="T1">cet affaiblissement de la maladie qui </text:span><text:span text:style-name="T1">ressemble à l'enfance, afin que, la voyant </text:span><text:span text:style-name="T1">si paisible, on ne fît pas difficulté de lui </text:span><text:span text:style-name="T1">amener </text:span><text:span text:style-name="T2">Cosette</text:span><text:span text:style-name="T1">. Cependant, tout en se </text:span><text:span text:style-name="T1">contenant, elle ne pouvait s'empêcher </text:span><text:span text:style-name="T1">d'adresser à </text:span><text:span text:style-name="T3">M. Madeleine</text:span><text:span text:style-name="T1"> mille questions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4cm" svg:height="3.75cm" svg:x="6cm" svg:y="10.35cm">
          <text:p text:style-name="P1"><text:span text:style-name="T1">Lorsque </text:span><text:span text:style-name="T3">Jean Valjean</text:span><text:span text:style-name="T1">, dans la nuit même du jour où </text:span><text:span text:style-name="T5">Javert</text:span><text:span text:style-name="T1"> l'arrêta près du lit de mort de </text:span><text:span text:style-name="T6">Fantine</text:span><text:span text:style-name="T1">, s'échappa de la prison municipale de Montreuil-sur-Mer,...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4cm" svg:height="5.25cm" svg:x="6cm" svg:y="15.5cm">
          <text:p text:style-name="P1"><text:span text:style-name="T1">Cosette, un peu moins rêveuse que </text:span><text:span text:style-name="T7">Marius</text:span><text:span text:style-name="T1">, était gaie, et cela suffisait à </text:span><text:span text:style-name="T3">Jean Valjean</text:span><text:span text:style-name="T1"> pour être heureux. Les pensées que </text:span><text:span text:style-name="T2">Cosette</text:span><text:span text:style-name="T1"> avait, ses préoccupations tendres, l'image de </text:span><text:span text:style-name="T7">Marius</text:span><text:span text:style-name="T1"> qui lui remplissait l'âme,...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5cm" svg:height="0.155cm" svg:x="12.941cm" svg:y="9.5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4cm" svg:height="0.155cm" svg:x="12.944cm" svg:y="9.8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4cm" svg:height="0.155cm" svg:x="12.944cm" svg:y="9.3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5cm" svg:height="0.155cm" svg:x="12.941cm" svg:y="2.2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4cm" svg:height="0.155cm" svg:x="12.944cm" svg:y="2.5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4cm" svg:height="0.155cm" svg:x="12.944cm" svg:y="2.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5cm" svg:height="0.155cm" svg:x="12.941cm" svg:y="21.3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4cm" svg:height="0.155cm" svg:x="12.944cm" svg:y="21.5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4cm" svg:height="0.155cm" svg:x="12.944cm" svg:y="21.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5cm" svg:height="0.155cm" svg:x="12.941cm" svg:y="14.7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4cm" svg:height="0.155cm" svg:x="12.944cm" svg:y="15.0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4cm" svg:height="0.155cm" svg:x="12.944cm" svg:y="14.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cm" svg:y1="25cm" svg:x2="14.25cm" svg:y2="28.75cm">
          <text:p/>
        </draw:line>
        <draw:line draw:style-name="gr6" draw:text-style-name="P5" draw:layer="layout" svg:x1="9.75cm" svg:y1="28.75cm" svg:x2="14.25cm" svg:y2="28.75cm">
          <text:p/>
        </draw:line>
        <draw:line draw:style-name="gr5" draw:text-style-name="P5" draw:layer="layout" svg:x1="12cm" svg:y1="25cm" svg:x2="9.75cm" svg:y2="28.75cm">
          <text:p/>
        </draw:line>
        <draw:line draw:style-name="gr5" draw:text-style-name="P5" draw:layer="layout" svg:x1="4cm" svg:y1="28.75cm" svg:x2="14.25cm" svg:y2="28.75cm">
          <text:p/>
        </draw:line>
        <draw:line draw:style-name="gr5" draw:text-style-name="P5" draw:layer="layout" svg:x1="4cm" svg:y1="28.75cm" svg:x2="6.75cm" svg:y2="32.25cm">
          <text:p/>
        </draw:line>
        <draw:line draw:style-name="gr5" draw:text-style-name="P5" draw:layer="layout" svg:x1="9.75cm" svg:y1="28.75cm" svg:x2="6.75cm" svg:y2="32.25cm">
          <text:p/>
        </draw:line>
        <draw:custom-shape draw:style-name="gr7" draw:text-style-name="P7" draw:layer="layout" svg:width="3.25cm" svg:height="1.5cm" svg:x="8cm" svg:y="28cm">
          <text:p text:style-name="P6"><text:span text:style-name="T1">Valjea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5cm" svg:height="1.5cm" svg:x="12.7cm" svg:y="28cm">
          <text:p text:style-name="P6"><text:span text:style-name="T1">Cosett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5cm" svg:height="1.5cm" svg:x="10.5cm" svg:y="24.25cm">
          <text:p text:style-name="P6"><text:span text:style-name="T1">Mariu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5cm" svg:height="1.5cm" svg:x="5.25cm" svg:y="31.5cm">
          <text:p text:style-name="P6"><text:span text:style-name="T1">Javer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5cm" svg:height="1.5cm" svg:x="2.25cm" svg:y="28cm">
          <text:p text:style-name="P6"><text:span text:style-name="T1">Fantine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cm" svg:y1="25cm" svg:x2="14.25cm" svg:y2="28.75cm">
          <text:p/>
        </draw:line>
        <draw:line draw:style-name="gr6" draw:text-style-name="P5" draw:layer="layout" svg:x1="9.75cm" svg:y1="28.75cm" svg:x2="14.25cm" svg:y2="28.75cm">
          <text:p/>
        </draw:line>
        <draw:line draw:style-name="gr5" draw:text-style-name="P5" draw:layer="layout" svg:x1="12cm" svg:y1="25cm" svg:x2="9.75cm" svg:y2="28.75cm">
          <text:p/>
        </draw:line>
        <draw:line draw:style-name="gr5" draw:text-style-name="P5" draw:layer="layout" svg:x1="4cm" svg:y1="28.75cm" svg:x2="14.25cm" svg:y2="28.75cm">
          <text:p/>
        </draw:line>
        <draw:line draw:style-name="gr5" draw:text-style-name="P5" draw:layer="layout" svg:x1="4cm" svg:y1="28.75cm" svg:x2="6.75cm" svg:y2="32.25cm">
          <text:p/>
        </draw:line>
        <draw:line draw:style-name="gr5" draw:text-style-name="P5" draw:layer="layout" svg:x1="9.75cm" svg:y1="28.75cm" svg:x2="6.75cm" svg:y2="32.25cm">
          <text:p/>
        </draw:line>
        <draw:custom-shape draw:style-name="gr7" draw:text-style-name="P7" draw:layer="layout" svg:width="3.25cm" svg:height="1.5cm" svg:x="8cm" svg:y="28cm">
          <text:p text:style-name="P6"><text:span text:style-name="T1">Valjea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5cm" svg:height="1.5cm" svg:x="12.7cm" svg:y="28cm">
          <text:p text:style-name="P6"><text:span text:style-name="T1">Cosett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5cm" svg:height="1.5cm" svg:x="10.5cm" svg:y="24.25cm">
          <text:p text:style-name="P6"><text:span text:style-name="T1">Mariu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5cm" svg:height="1.5cm" svg:x="5.25cm" svg:y="31.5cm">
          <text:p text:style-name="P6"><text:span text:style-name="T1">Javer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5cm" svg:height="1.5cm" svg:x="2.25cm" svg:y="28cm">
          <text:p text:style-name="P6"><text:span text:style-name="T1">Fanti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4:30:49.466960432</meta:creation-date>
    <dc:date>2022-06-07T15:50:43.788494609</dc:date>
    <meta:editing-duration>PT2H55M33S</meta:editing-duration>
    <meta:editing-cycles>24</meta:editing-cycles>
    <meta:generator>LibreOffice/7.3.3.2$Linux_X86_64 LibreOffice_project/4985bca6212b77bf8c7a86bceeb2084ec86f4b6b</meta:generator>
    <meta:document-statistic meta:object-count="37"/>
  </office:meta>
</office:document-meta>
</file>